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draw:fill="none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draw:fill="none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80" draw:master-page-name="Master1-Layout1-title-Titelslide" presentation:presentation-page-layout-name="Master1-PPL1" draw:id="Slide-256">
        <draw:frame draw:id="id63" presentation:style-name="a381" draw:name="Titel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Undertitel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3" draw:name="Billede 4" svg:x="4.79167in" svg:y="1.25in" svg:width="3.75in" svg:height="5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384" draw:master-page-name="Master1-Layout2-obj-Titel-og-indholdsobjekt" presentation:presentation-page-layout-name="Master1-PPL2" draw:id="Slide-257">
        <draw:frame draw:id="id66" presentation:style-name="a385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386" draw:name="Pladsholder til indhold 4" svg:x="4.88216in" svg:y="1.99653in" svg:width="3.56901in" svg:height="4.75868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3" draw:style-name="a387" draw:master-page-name="Master1-Layout2-obj-Titel-og-indholdsobjekt" presentation:presentation-page-layout-name="Master1-PPL2" draw:id="Slide-258">
        <draw:frame draw:id="id68" presentation:style-name="a388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9" presentation:style-name="a389" draw:name="Pladsholder til indhold 4" svg:x="4.88216in" svg:y="1.99653in" svg:width="3.56901in" svg:height="4.75868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4" draw:style-name="a390" draw:master-page-name="Master1-Layout2-obj-Titel-og-indholdsobjekt" presentation:presentation-page-layout-name="Master1-PPL2" draw:id="Slide-259">
        <draw:frame draw:id="id70" presentation:style-name="a391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1" presentation:style-name="a392" draw:name="Pladsholder til indhold 4" svg:x="4.88216in" svg:y="1.99653in" svg:width="3.56901in" svg:height="4.75868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5" draw:style-name="a393" draw:master-page-name="Master1-Layout2-obj-Titel-og-indholdsobjekt" presentation:presentation-page-layout-name="Master1-PPL2" draw:id="Slide-260">
        <draw:frame draw:id="id72" presentation:style-name="a394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395" draw:name="Pladsholder til indhold 4" svg:x="4.9853in" svg:y="1.99653in" svg:width="3.36273in" svg:height="4.75868in" style:rel-width="scale" style:rel-height="scale" presentation:class="graphic" presentation:placeholder="false">
          <draw:image xlink:href="media/image6.sv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og indholdsobjek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fsnits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dholdsobjekt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Ku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dhold med billed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lede med billed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og lodre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et ti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dsholder til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for at redigere titeltypografien i masteren</text:span><text:span text:style-name="a2" text:class-names=""/></text:p>
        </draw:text-box>
        <svg:title/>
        <svg:desc/>
      </draw:frame>
      <draw:frame draw:id="id1" presentation:style-name="a21" draw:name="Pladsholder til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Rediger teksttypografien i master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et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dsholder til dato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dsholder til sidefod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dsholder til slide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slid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for at redigere titeltypografien i masteren</text:span><text:span text:style-name="a36" text:class-names=""/></text:p>
        </draw:text-box>
        <svg:title/>
        <svg:desc/>
      </draw:frame>
      <draw:frame draw:id="id6" presentation:style-name="a42" draw:name="U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 for at redigere undertiteltypografien i masteren</text:span><text:span text:style-name="a40" text:class-names=""/></text:p>
        </draw:text-box>
        <svg:title/>
        <svg:desc/>
      </draw:frame>
      <draw:frame draw:id="id7" presentation:style-name="a47" draw:name="Pladsholder til dato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dsholder til sidefod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dsholder til slide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og-indholdsobjek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for at redigere titeltypografien i masteren</text:span><text:span text:style-name="a57" text:class-names=""/></text:p>
        </draw:text-box>
        <svg:title/>
        <svg:desc/>
      </draw:frame>
      <draw:frame draw:id="id11" presentation:style-name="a76" draw:name="Pladsholder til indhol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Rediger teksttypografien i master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et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dsholder til dato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dsholder til sidefod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dsholder til slide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fsnitsoversk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for at redigere titeltypografien i masteren</text:span><text:span text:style-name="a91" text:class-names=""/></text:p>
        </draw:text-box>
        <svg:title/>
        <svg:desc/>
      </draw:frame>
      <draw:frame draw:id="id16" presentation:style-name="a97" draw:name="Pladsholder til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Rediger teksttypografien i masteren</text:span></text:p>
            </text:list-item>
          </text:list>
        </draw:text-box>
        <svg:title/>
        <svg:desc/>
      </draw:frame>
      <draw:frame draw:id="id17" presentation:style-name="a102" draw:name="Pladsholder til dato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dsholder til sidefod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dsholder til slide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dholdsobjekter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for at redigere titeltypografien i masteren</text:span><text:span text:style-name="a112" text:class-names=""/></text:p>
        </draw:text-box>
        <svg:title/>
        <svg:desc/>
      </draw:frame>
      <draw:frame draw:id="id21" presentation:style-name="a131" draw:name="Pladsholder til indhol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Rediger teksttypografien i master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et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dsholder til indhol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Rediger teksttypografien i master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et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dsholder til dato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dsholder til sidefod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dsholder til slide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for at redigere titeltypografien i masteren</text:span><text:span text:style-name="a163" text:class-names=""/></text:p>
        </draw:text-box>
        <svg:title/>
        <svg:desc/>
      </draw:frame>
      <draw:frame draw:id="id27" presentation:style-name="a169" draw:name="Pladsholder til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Rediger teksttypografien i masteren</text:span></text:p>
            </text:list-item>
          </text:list>
        </draw:text-box>
        <svg:title/>
        <svg:desc/>
      </draw:frame>
      <draw:frame draw:id="id28" presentation:style-name="a186" draw:name="Pladsholder til indhol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Rediger teksttypografien i master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et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dsholder til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Rediger teksttypografien i masteren</text:span></text:p>
            </text:list-item>
          </text:list>
        </draw:text-box>
        <svg:title/>
        <svg:desc/>
      </draw:frame>
      <draw:frame draw:id="id30" presentation:style-name="a207" draw:name="Pladsholder til indhol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Rediger teksttypografien i master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et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dsholder til dato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dsholder til sidefod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dsholder til slide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Ku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for at redigere titeltypografien i masteren</text:span><text:span text:style-name="a222" text:class-names=""/></text:p>
        </draw:text-box>
        <svg:title/>
        <svg:desc/>
      </draw:frame>
      <draw:frame draw:id="id35" presentation:style-name="a229" draw:name="Pladsholder til dato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dsholder til sidefod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dsholder til slide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" style:page-layout-name="pageLayout1" draw:style-name="a237">
      <draw:frame draw:id="id38" presentation:style-name="a242" draw:name="Pladsholder til dato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dsholder til sidefod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dsholder til slide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dhold-med-billedteks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for at redigere titeltypografien i masteren</text:span><text:span text:style-name="a252" text:class-names=""/></text:p>
        </draw:text-box>
        <svg:title/>
        <svg:desc/>
      </draw:frame>
      <draw:frame draw:id="id42" presentation:style-name="a271" draw:name="Pladsholder til indhol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Rediger teksttypografien i master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et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dsholder til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Rediger teksttypografien i masteren</text:span></text:p>
            </text:list-item>
          </text:list>
        </draw:text-box>
        <svg:title/>
        <svg:desc/>
      </draw:frame>
      <draw:frame draw:id="id44" presentation:style-name="a280" draw:name="Pladsholder til dato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dsholder til sidefod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dsholder til slide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lede-med-billedteks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for at redigere titeltypografien i masteren</text:span><text:span text:style-name="a290" text:class-names=""/></text:p>
        </draw:text-box>
        <svg:title/>
        <svg:desc/>
      </draw:frame>
      <draw:frame draw:id="id48" presentation:style-name="a295" draw:name="Pladsholder til billed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dsholder til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Rediger teksttypografien i masteren</text:span></text:p>
            </text:list-item>
          </text:list>
        </draw:text-box>
        <svg:title/>
        <svg:desc/>
      </draw:frame>
      <draw:frame draw:id="id50" presentation:style-name="a304" draw:name="Pladsholder til dato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dsholder til sidefod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dsholder til slide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og-lodret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for at redigere titeltypografien i masteren</text:span><text:span text:style-name="a314" text:class-names=""/></text:p>
        </draw:text-box>
        <svg:title/>
        <svg:desc/>
      </draw:frame>
      <draw:frame draw:id="id54" presentation:style-name="a333" draw:name="Pladsholder til lodret tite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Rediger teksttypografien i master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et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dsholder til dato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dsholder til sidefod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dsholder til slide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ret-titel-og-tekst" style:page-layout-name="pageLayout1" draw:style-name="a346">
      <draw:frame draw:id="id58" presentation:style-name="a350" draw:name="Lodret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for at redigere titeltypografien i masteren</text:span><text:span text:style-name="a348" text:class-names=""/></text:p>
        </draw:text-box>
        <svg:title/>
        <svg:desc/>
      </draw:frame>
      <draw:frame draw:id="id59" presentation:style-name="a367" draw:name="Pladsholder til lodret tite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Rediger teksttypografien i master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et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dsholder til dato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dsholder til sidefod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dsholder til slide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æsentation</dc:title>
    <meta:initial-creator>Hans Peter</meta:initial-creator>
    <dc:creator>Hans Peter</dc:creator>
    <meta:creation-date>2017-10-04T10:40:59Z</meta:creation-date>
    <dc:date>2017-10-04T10:44:55Z</dc:date>
    <meta:editing-cycles>1</meta:editing-cycles>
    <meta:editing-duration>PT235S</meta:editing-duration>
    <meta:document-statistic meta:paragraph-count="0" meta:word-count="0"/>
  </office:meta>
</office:document-meta>
</file>